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7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ffff" style:font-name="Helvetica" fo:font-size="8pt" style:font-size-asian="8pt" style:font-size-complex="8pt"/>
    </style:style>
    <style:style style:name="P19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1" style:family="paragraph">
      <style:text-properties style:font-name="Helvetica" fo:font-size="8pt" style:font-size-asian="8pt" style:font-size-complex="8pt"/>
    </style:style>
    <style:style style:name="P22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start"/>
      <style:text-properties fo:font-size="7pt" style:font-size-asian="7pt" style:font-size-complex="7pt"/>
    </style:style>
    <style:style style:name="P27" style:family="paragraph">
      <style:paragraph-properties fo:text-align="start"/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9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30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2" style:family="paragraph">
      <style:paragraph-properties fo:text-align="center"/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3591in" style:run-through="foreground"/>
    </style:style>
    <style:style style:name="gr11" style:family="graphic">
      <style:graphic-properties draw:stroke="none" svg:stroke-color="#000000" draw:fill="none" draw:fill-color="#ffffff" fo:min-height="0.178in" style:run-through="foreground"/>
    </style:style>
    <style:style style:name="gr12" style:family="graphic">
      <style:graphic-properties draw:stroke="none" svg:stroke-color="#000000" draw:fill="none" draw:fill-color="#ffffff" fo:min-height="0.2327in" style:run-through="foreground"/>
    </style:style>
    <style:style style:name="gr13" style:family="graphic">
      <style:graphic-properties draw:stroke="none" svg:stroke-color="#000000" draw:fill="none" draw:fill-color="#ffffff" fo:min-height="0.2138in" style:run-through="foreground"/>
    </style:style>
    <style:style style:name="gr14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7" style:family="graphic">
      <style:graphic-properties draw:stroke="none" svg:stroke-color="#000000" draw:fill="none" draw:fill-color="#ffffff" fo:min-height="0.1575in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draw:stroke="none" svg:stroke-color="#000000" draw:fill="none" draw:fill-color="#ff3333" fo:min-height="0.0709in" style:run-through="foreground"/>
    </style:style>
    <style:style style:name="gr20" style:family="graphic">
      <style:graphic-properties draw:stroke="none" svg:stroke-color="#000000" draw:fill="none" draw:fill-color="#ffff99" fo:min-height="0.0709in" style:run-through="foreground"/>
    </style:style>
    <style:style style:name="gr21" style:family="graphic">
      <style:graphic-properties draw:stroke="none" svg:stroke-color="#000000" draw:fill="none" draw:fill-color="#ffffff" fo:min-height="0.1965in" style:run-through="foreground"/>
    </style:style>
    <style:style style:name="gr22" style:family="graphic">
      <style:graphic-properties draw:stroke="none" svg:stroke-color="#000000" draw:fill="none" draw:fill-color="#ffffff" fo:min-height="0.2799in" style:run-through="foreground"/>
    </style:style>
    <style:style style:name="gr23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25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26" style:family="graphic">
      <style:graphic-properties draw:stroke="none" svg:stroke-color="#000000" draw:fill="none" draw:fill-color="#ffffff" fo:min-height="0.3in" style:run-through="foreground"/>
    </style:style>
    <style:style style:name="gr27" style:family="graphic">
      <style:graphic-properties draw:stroke="none" svg:stroke-color="#000000" draw:fill="none" draw:fill-color="#ffffff" fo:min-height="0.2098in" style:run-through="foreground"/>
    </style:style>
    <style:style style:name="gr28" style:family="graphic">
      <style:graphic-properties draw:stroke="none" svg:stroke-color="#000000" draw:fill="none" draw:fill-color="#ffffff" fo:min-height="0.1819in" style:run-through="foreground"/>
    </style:style>
    <style:style style:name="gr29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min</text:span></text:p></draw:text-box></draw:frame><draw:frame draw:style-name="gr9" draw:text-style-name="P12" svg:width="1.237in" svg:height="0.213in" svg:x="0.0744in" svg:y="1.1382in"><draw:text-box><text:p text:style-name="P3"><text:span text:style-name="T8">Avg. Total ROP</text:span></text:p></draw:text-box></draw:frame></draw:g><draw:g text:anchor-type="paragraph" draw:z-index="8" draw:style-name="gr6"><draw:frame draw:style-name="gr10" draw:text-style-name="P13" svg:width="1.1976in" svg:height="0.3594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1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6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26" draw:style-name="gr6"><draw:g draw:style-name="gr18"><draw:frame draw:style-name="gr24" draw:text-style-name="P28" svg:width="0.9276in" svg:height="0.2606in" svg:x="2.5799in" svg:y="3.3248in"><draw:text-box><text:p text:style-name="P3"><text:span text:style-name="T20">[R3]</text:span></text:p></draw:text-box></draw:frame><draw:frame draw:style-name="gr25" draw:text-style-name="P29" svg:width="0.578in" svg:height="0.1398in" svg:x="2.9535in" svg:y="3.1846in"><draw:text-box><text:p text:style-name="P3"><text:span text:style-name="T21">ft/min</text:span></text:p></draw:text-box></draw:frame><draw:frame draw:style-name="gr25" draw:text-style-name="P30" svg:width="0.9776in" svg:height="0.1398in" svg:x="2.5669in" svg:y="2.9984in"><draw:text-box><text:p text:style-name="P3"><text:span text:style-name="T22">ROP</text:span></text:p></draw:text-box></draw:frame></draw:g><draw:g draw:style-name="gr18"><draw:frame draw:style-name="gr24" draw:text-style-name="P28" svg:width="1.035in" svg:height="0.2606in" svg:x="3.237in" svg:y="3.3248in"><draw:text-box><text:p text:style-name="P3"><text:span text:style-name="T20">[R4]</text:span></text:p></draw:text-box></draw:frame><draw:frame draw:style-name="gr25" draw:text-style-name="P29" svg:width="0.6453in" svg:height="0.1398in" svg:x="3.6543in" svg:y="3.1846in"><draw:text-box><text:p text:style-name="P3"><text:span text:style-name="T21">feet</text:span></text:p></draw:text-box></draw:frame><draw:frame draw:style-name="gr25" draw:text-style-name="P30" svg:width="0.8476in" svg:height="0.1398in" svg:x="3.2988in" svg:y="2.9984in"><draw:text-box><text:p text:style-name="P3"><text:span text:style-name="T22">Drilled</text:span></text:p></draw:text-box></draw:frame></draw:g><draw:g draw:style-name="gr18"><draw:frame draw:style-name="gr24" draw:text-style-name="P28" svg:width="0.9421in" svg:height="0.2606in" svg:x="4.0823in" svg:y="3.3248in"><draw:text-box><text:p text:style-name="P3"><text:span text:style-name="T20">[R5]</text:span></text:p></draw:text-box></draw:frame><draw:frame draw:style-name="gr25" draw:text-style-name="P29" svg:width="0.587in" svg:height="0.1398in" svg:x="4.4626in" svg:y="3.1846in"><draw:text-box><text:p text:style-name="P3"><text:span text:style-name="T21">hours</text:span></text:p></draw:text-box></draw:frame><draw:frame draw:style-name="gr25" draw:text-style-name="P30" svg:width="0.9925in" svg:height="0.1398in" svg:x="4.0697in" svg:y="2.9984in"><draw:text-box><text:p text:style-name="P3"><text:span text:style-name="T22">Drilling Time</text:span></text:p></draw:text-box></draw:frame></draw:g><draw:frame draw:style-name="gr17" draw:text-style-name="P24" svg:width="1.1488in" svg:height="0.1579in" svg:x="0.0898in" svg:y="3.1665in"><draw:text-box><text:p text:style-name="P23"><text:span text:style-name="T17">ROTATING</text:span></text:p></draw:text-box></draw:frame><draw:g draw:style-name="gr18"><draw:frame draw:style-name="gr24" draw:text-style-name="P28" svg:width="0.9276in" svg:height="0.2606in" svg:x="1.85in" svg:y="3.3193in"><draw:text-box><text:p text:style-name="P3"><text:span text:style-name="T20">[R2]</text:span></text:p></draw:text-box></draw:frame><draw:frame draw:style-name="gr25" draw:text-style-name="P31" svg:width="0.578in" svg:height="0.1398in" svg:x="2.2244in" svg:y="3.1791in"><draw:text-box><text:p text:style-name="P3"><text:span text:style-name="T23">%</text:span></text:p></draw:text-box></draw:frame><draw:frame draw:style-name="gr25" draw:text-style-name="P30" svg:width="0.9776in" svg:height="0.1398in" svg:x="1.8378in" svg:y="2.9929in"><draw:text-box><text:p text:style-name="P3"><text:span text:style-name="T22">Time</text:span></text:p></draw:text-box></draw:frame></draw:g><draw:g draw:style-name="gr18"><draw:frame draw:style-name="gr24" draw:text-style-name="P28" svg:width="0.9276in" svg:height="0.2606in" svg:x="1.0626in" svg:y="3.3201in"><draw:text-box><text:p text:style-name="P3"><text:span text:style-name="T20">[R1]</text:span></text:p></draw:text-box></draw:frame><draw:frame draw:style-name="gr25" draw:text-style-name="P31" svg:width="0.578in" svg:height="0.1398in" svg:x="1.437in" svg:y="3.1795in"><draw:text-box><text:p text:style-name="P3"><text:span text:style-name="T23">%</text:span></text:p></draw:text-box></draw:frame><draw:frame draw:style-name="gr25" draw:text-style-name="P30" svg:width="0.9776in" svg:height="0.1398in" svg:x="1.05in" svg:y="2.9937in"><draw:text-box><text:p text:style-name="P3"><text:span text:style-name="T22">Feet</text:span></text:p></draw:text-box></draw:frame></draw:g><draw:g draw:style-name="gr18"><draw:frame draw:style-name="gr24" draw:text-style-name="P28" svg:width="0.7461in" svg:height="0.2606in" svg:x="4.9232in" svg:y="3.3193in"><draw:text-box><text:p text:style-name="P3"><text:span text:style-name="T20">[R6]</text:span></text:p></draw:text-box></draw:frame><draw:frame draw:style-name="gr25" draw:text-style-name="P29" svg:width="0.465in" svg:height="0.1398in" svg:x="5.2244in" svg:y="3.1791in"><draw:text-box><text:p text:style-name="P3"><text:span text:style-name="T21">hours</text:span></text:p></draw:text-box></draw:frame><draw:frame draw:style-name="gr25" draw:text-style-name="P30" svg:width="0.787in" svg:height="0.1398in" svg:x="4.9126in" svg:y="2.9929in"><draw:text-box><text:p text:style-name="P3"><text:span text:style-name="T22">Total Circ.</text:span></text:p></draw:text-box></draw:frame></draw:g></draw:g><draw:g text:anchor-type="paragraph" draw:z-index="23" draw:style-name="gr6"><draw:g draw:style-name="gr18"><draw:g draw:style-name="gr18"><draw:frame draw:style-name="gr24" draw:text-style-name="P28" svg:width="0.9276in" svg:height="0.2606in" svg:x="2.5799in" svg:y="4.0181in"><draw:text-box><text:p text:style-name="P3"><text:span text:style-name="T20">[S3]</text:span></text:p></draw:text-box></draw:frame><draw:frame draw:style-name="gr25" draw:text-style-name="P29" svg:width="0.578in" svg:height="0.1398in" svg:x="2.9535in" svg:y="3.878in"><draw:text-box><text:p text:style-name="P3"><text:span text:style-name="T21">ft/min</text:span></text:p></draw:text-box></draw:frame><draw:frame draw:style-name="gr25" draw:text-style-name="P30" svg:width="0.9776in" svg:height="0.1398in" svg:x="2.5669in" svg:y="3.6917in"><draw:text-box><text:p text:style-name="P3"><text:span text:style-name="T22">ROP</text:span></text:p></draw:text-box></draw:frame></draw:g><draw:g draw:style-name="gr18"><draw:frame draw:style-name="gr24" draw:text-style-name="P28" svg:width="1.035in" svg:height="0.2606in" svg:x="3.237in" svg:y="4.0181in"><draw:text-box><text:p text:style-name="P3"><text:span text:style-name="T20">[S4]</text:span></text:p></draw:text-box></draw:frame><draw:frame draw:style-name="gr25" draw:text-style-name="P29" svg:width="0.6453in" svg:height="0.1398in" svg:x="3.6543in" svg:y="3.878in"><draw:text-box><text:p text:style-name="P3"><text:span text:style-name="T21">feet</text:span></text:p></draw:text-box></draw:frame><draw:frame draw:style-name="gr25" draw:text-style-name="P30" svg:width="0.8476in" svg:height="0.1398in" svg:x="3.2988in" svg:y="3.6917in"><draw:text-box><text:p text:style-name="P3"><text:span text:style-name="T22">Drilled</text:span></text:p></draw:text-box></draw:frame></draw:g><draw:g draw:style-name="gr18"><draw:frame draw:style-name="gr24" draw:text-style-name="P28" svg:width="0.9421in" svg:height="0.2606in" svg:x="4.0823in" svg:y="4.0181in"><draw:text-box><text:p text:style-name="P3"><text:span text:style-name="T20">[S5]</text:span></text:p></draw:text-box></draw:frame><draw:frame draw:style-name="gr25" draw:text-style-name="P29" svg:width="0.587in" svg:height="0.1398in" svg:x="4.4626in" svg:y="3.878in"><draw:text-box><text:p text:style-name="P3"><text:span text:style-name="T21">hours</text:span></text:p></draw:text-box></draw:frame><draw:frame draw:style-name="gr25" draw:text-style-name="P30" svg:width="0.9925in" svg:height="0.1398in" svg:x="4.0697in" svg:y="3.6917in"><draw:text-box><text:p text:style-name="P3"><text:span text:style-name="T22">Drilling Time</text:span></text:p></draw:text-box></draw:frame></draw:g><draw:g draw:style-name="gr18"><draw:frame draw:style-name="gr24" draw:text-style-name="P28" svg:width="0.7461in" svg:height="0.2606in" svg:x="4.9236in" svg:y="4.0181in"><draw:text-box><text:p text:style-name="P3"><text:span text:style-name="T20">[S6]</text:span></text:p></draw:text-box></draw:frame><draw:frame draw:style-name="gr25" draw:text-style-name="P29" svg:width="0.465in" svg:height="0.1398in" svg:x="5.2252in" svg:y="3.878in"><draw:text-box><text:p text:style-name="P3"><text:span text:style-name="T21">hours</text:span></text:p></draw:text-box></draw:frame><draw:frame draw:style-name="gr25" draw:text-style-name="P30" svg:width="0.787in" svg:height="0.1398in" svg:x="4.9134in" svg:y="3.6917in"><draw:text-box><text:p text:style-name="P3"><text:span text:style-name="T22">Total Circ.</text:span></text:p></draw:text-box></draw:frame></draw:g></draw:g><draw:frame draw:style-name="gr17" draw:text-style-name="P24" svg:width="1.1488in" svg:height="0.1579in" svg:x="0.0898in" svg:y="3.8673in"><draw:text-box><text:p text:style-name="P23"><text:span text:style-name="T17">SLIDING</text:span></text:p></draw:text-box></draw:frame><draw:g draw:style-name="gr18"><draw:frame draw:style-name="gr24" draw:text-style-name="P28" svg:width="0.9276in" svg:height="0.2606in" svg:x="1.85in" svg:y="4.0181in"><draw:text-box><text:p text:style-name="P3"><text:span text:style-name="T20">[S2]</text:span></text:p></draw:text-box></draw:frame><draw:frame draw:style-name="gr25" draw:text-style-name="P31" svg:width="0.578in" svg:height="0.1398in" svg:x="2.2244in" svg:y="3.878in"><draw:text-box><text:p text:style-name="P3"><text:span text:style-name="T23">%</text:span></text:p></draw:text-box></draw:frame><draw:frame draw:style-name="gr25" draw:text-style-name="P30" svg:width="0.9776in" svg:height="0.1398in" svg:x="1.8378in" svg:y="3.6917in"><draw:text-box><text:p text:style-name="P3"><text:span text:style-name="T22">Time</text:span></text:p></draw:text-box></draw:frame></draw:g><draw:g draw:style-name="gr18"><draw:frame draw:style-name="gr24" draw:text-style-name="P28" svg:width="0.9276in" svg:height="0.2606in" svg:x="1.0626in" svg:y="4.0189in"><draw:text-box><text:p text:style-name="P3"><text:span text:style-name="T20">[S1]</text:span></text:p></draw:text-box></draw:frame><draw:frame draw:style-name="gr25" draw:text-style-name="P31" svg:width="0.578in" svg:height="0.1398in" svg:x="1.437in" svg:y="3.8783in"><draw:text-box><text:p text:style-name="P3"><text:span text:style-name="T23">%</text:span></text:p></draw:text-box></draw:frame><draw:frame draw:style-name="gr25" draw:text-style-name="P30" svg:width="0.9776in" svg:height="0.1398in" svg:x="1.05in" svg:y="3.6925in"><draw:text-box><text:p text:style-name="P3"><text:span text:style-name="T22">Feet</text:span></text:p></draw:text-box></draw:frame></draw:g></draw:g><draw:rect text:anchor-type="paragraph" draw:z-index="14" draw:style-name="gr1" draw:text-style-name="P3" svg:width="6.8898in" svg:height="0.0012in" svg:x="-0.0217in" svg:y="3.6272in"><text:p/></draw:rect><draw:frame text:anchor-type="paragraph" draw:z-index="13" draw:style-name="gr15" draw:text-style-name="P19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4" draw:text-style-name="P18" svg:width="1.3858in" svg:height="0.1496in" svg:x="5.789in" svg:y="9.1571in"><draw:text-box><text:p><text:span text:style-name="T12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5" draw:text-style-name="P9" svg:width="2.6941in" svg:height="0.2051in" svg:x="4.0252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7" svg:width="1.2677in" svg:height="0.2606in" svg:x="5.476in" svg:y="0.5417in"><draw:text-box><text:p text:style-name="P3"><text:span text:style-name="T11">[C1]</text:span></text:p></draw:text-box></draw:frame><draw:frame draw:style-name="gr12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25" draw:style-name="gr6"><draw:frame draw:style-name="gr7" draw:text-style-name="P16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1902in"><draw:text-box><text:p text:style-name="P3"><text:span text:style-name="T6">[T5]</text:span></text:p></draw:text-box></draw:frame><draw:frame draw:style-name="gr21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7" svg:width="1.2213in" svg:height="0.2606in" svg:x="5.535in" svg:y="0.4453in"><draw:text-box><text:p text:style-name="P3"><text:span text:style-name="T11">[C2]</text:span></text:p></draw:text-box></draw:frame><draw:frame draw:style-name="gr13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4" draw:style-name="gr6"><draw:frame draw:style-name="gr26" draw:text-style-name="P32" svg:width="1.6276in" svg:height="0.3004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27" draw:style-name="gr6"><draw:frame draw:style-name="gr7" draw:text-style-name="P16" svg:width="1.174in" svg:height="0.2787in" svg:x="2.676in" svg:y="0.0504in"><draw:text-box><text:p text:style-name="P3"><text:span text:style-name="T9">[T7]</text:span></text:p></draw:text-box></draw:frame><draw:frame draw:style-name="gr27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28" draw:style-name="gr6"><draw:frame draw:style-name="gr7" draw:text-style-name="P16" svg:width="1.174in" svg:height="0.2787in" svg:x="3.8571in" svg:y="-0.137in"><draw:text-box><text:p text:style-name="P3"><text:span text:style-name="T9">[T8]</text:span></text:p></draw:text-box></draw:frame><draw:frame draw:style-name="gr28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30" draw:style-name="gr29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" draw:text-style-name="P3" svg:width="6.8898in" svg:height="0.0012in" svg:x="-0.0217in" svg:y="0.9028in"><text:p/></draw:rect><draw:rect text:anchor-type="paragraph" draw:z-index="31" draw:style-name="gr29" draw:text-style-name="P3" svg:width="6.8807in" svg:height="0.0488in" svg:x="-0.0291in" svg:y="1.6409in"><text:p/></draw:rect></text:p>
      <text:p text:style-name="P1"><draw:g text:anchor-type="paragraph" draw:z-index="19" draw:style-name="gr6"><draw:frame draw:style-name="gr17" draw:text-style-name="P24" svg:width="1.1488in" svg:height="0.1579in" svg:x="2.5626in" svg:y="0.8291in"><draw:text-box><text:p text:style-name="P23"><text:span text:style-name="T17">[BHA2]</text:span></text:p></draw:text-box></draw:frame><draw:frame draw:style-name="gr17" draw:text-style-name="P25" svg:width="1.1488in" svg:height="0.1579in" svg:x="2.5626in" svg:y="1.0157in"><draw:text-box><text:p text:style-name="P23"><text:span text:style-name="T18">[BHA2_DESC]</text:span></text:p></draw:text-box></draw:frame><draw:frame draw:style-name="gr22" draw:text-style-name="P27" svg:width="0.9925in" svg:height="0.2803in" svg:x="2.5626in" svg:y="1.1693in"><draw:text-box><text:p text:style-name="P26"><text:span text:style-name="T19">[B2_TIME]</text:span></text:p></draw:text-box></draw:frame></draw:g><draw:frame text:anchor-type="paragraph" draw:z-index="21" draw:style-name="gr23" draw:text-style-name="P24" svg:width="1.1488in" svg:height="0.1579in" svg:x="0.0898in" svg:y="1.0091in"><draw:text-box><text:p text:style-name="P23"><text:span text:style-name="T17">BHAs</text:span></text:p></draw:text-box></draw:frame><draw:g text:anchor-type="paragraph" draw:z-index="20" draw:style-name="gr6"><draw:frame draw:style-name="gr17" draw:text-style-name="P24" svg:width="1.1488in" svg:height="0.1579in" svg:x="1.3299in" svg:y="0.8291in"><draw:text-box><text:p text:style-name="P23"><text:span text:style-name="T17">[BHA1]</text:span></text:p></draw:text-box></draw:frame><draw:frame draw:style-name="gr17" draw:text-style-name="P25" svg:width="1.1488in" svg:height="0.1579in" svg:x="1.3299in" svg:y="1.0157in"><draw:text-box><text:p text:style-name="P23"><text:span text:style-name="T18">[BHA1_DESC]</text:span></text:p></draw:text-box></draw:frame><draw:frame draw:style-name="gr22" draw:text-style-name="P27" svg:width="0.9925in" svg:height="0.2803in" svg:x="1.3299in" svg:y="1.1693in"><draw:text-box><text:p text:style-name="P26"><text:span text:style-name="T19">[B1_TIME]</text:span></text:p></draw:text-box></draw:frame></draw:g></text:p>
      <text:p text:style-name="P1"/>
      <text:p text:style-name="P1"/>
      <text:p text:style-name="P1"/>
      <text:p text:style-name="P1"><draw:g text:anchor-type="paragraph" draw:z-index="32" draw:style-name="gr6"><draw:frame draw:style-name="gr17" draw:text-style-name="P24" svg:width="1.1488in" svg:height="0.1579in" svg:x="3.7835in" svg:y="0.0626in"><draw:text-box><text:p text:style-name="P23"><text:span text:style-name="T17">[BHA3]</text:span></text:p></draw:text-box></draw:frame><draw:frame draw:style-name="gr17" draw:text-style-name="P25" svg:width="1.1488in" svg:height="0.1579in" svg:x="3.7835in" svg:y="0.2492in"><draw:text-box><text:p text:style-name="P23"><text:span text:style-name="T18">[BHA3_DESC]</text:span></text:p></draw:text-box></draw:frame><draw:frame draw:style-name="gr22" draw:text-style-name="P27" svg:width="0.9925in" svg:height="0.2803in" svg:x="3.7835in" svg:y="0.4028in"><draw:text-box><text:p text:style-name="P26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6" draw:text-style-name="P3" svg:width="6.8705in" svg:height="0.1579in" svg:x="-0.0189in" svg:y="1.1228in"><text:p/></draw:rect><draw:rect draw:style-name="gr16" draw:text-style-name="P3" svg:width="6.8705in" svg:height="0.1579in" svg:x="-0.0189in" svg:y="0.798in"><text:p/></draw:rect><draw:rect draw:style-name="gr16" draw:text-style-name="P3" svg:width="6.8705in" svg:height="0.1579in" svg:x="-0.0189in" svg:y="0.4547in"><text:p/></draw:rect><draw:frame draw:style-name="gr17" draw:text-style-name="P20" svg:width="2.228in" svg:height="0.1579in" svg:x="0.2055in" svg:y="0.1181in"><draw:text-box><text:p><text:span text:style-name="T14">[H1]</text:span></text:p></draw:text-box></draw:frame><draw:g draw:style-name="gr18"><draw:g draw:style-name="gr18"><draw:frame draw:style-name="gr19" draw:text-style-name="P21" svg:width="1.0224in" svg:height="0.1122in" svg:x="0.1819in" svg:y="0.3118in"><draw:text-box><text:p><text:span text:style-name="T15">[P1]</text:span></text:p></draw:text-box></draw:frame><draw:frame draw:style-name="gr20" draw:text-style-name="P22" svg:width="0.9213in" svg:height="0.1122in" svg:x="1.2531in" svg:y="0.3118in"><draw:text-box><text:p><text:span text:style-name="T16">[V1]</text:span></text:p></draw:text-box></draw:frame></draw:g><draw:g draw:style-name="gr18"><draw:frame draw:style-name="gr19" draw:text-style-name="P21" svg:width="1.0224in" svg:height="0.1122in" svg:x="2.3547in" svg:y="0.3118in"><draw:text-box><text:p><text:span text:style-name="T15">[P7]</text:span></text:p></draw:text-box></draw:frame><draw:frame draw:style-name="gr20" draw:text-style-name="P22" svg:width="0.9213in" svg:height="0.1122in" svg:x="3.4264in" svg:y="0.3118in"><draw:text-box><text:p><text:span text:style-name="T16">[V7]</text:span></text:p></draw:text-box></draw:frame></draw:g><draw:g draw:style-name="gr18"><draw:frame draw:style-name="gr19" draw:text-style-name="P21" svg:width="1.0224in" svg:height="0.1122in" svg:x="4.5283in" svg:y="0.3118in"><draw:text-box><text:p><text:span text:style-name="T15">[P13]</text:span></text:p></draw:text-box></draw:frame><draw:frame draw:style-name="gr20" draw:text-style-name="P22" svg:width="0.9213in" svg:height="0.1122in" svg:x="5.6in" svg:y="0.3118in"><draw:text-box><text:p><text:span text:style-name="T16">[V13]</text:span></text:p></draw:text-box></draw:frame></draw:g></draw:g><draw:g draw:style-name="gr18"><draw:g draw:style-name="gr18"><draw:frame draw:style-name="gr19" draw:text-style-name="P21" svg:width="1.0224in" svg:height="0.1122in" svg:x="0.1819in" svg:y="0.4783in"><draw:text-box><text:p><text:span text:style-name="T15">[P2]</text:span></text:p></draw:text-box></draw:frame><draw:frame draw:style-name="gr20" draw:text-style-name="P22" svg:width="0.9213in" svg:height="0.1122in" svg:x="1.2531in" svg:y="0.4783in"><draw:text-box><text:p><text:span text:style-name="T16">[V2]</text:span></text:p></draw:text-box></draw:frame></draw:g><draw:g draw:style-name="gr18"><draw:frame draw:style-name="gr19" draw:text-style-name="P21" svg:width="1.0224in" svg:height="0.1122in" svg:x="2.3547in" svg:y="0.4783in"><draw:text-box><text:p><text:span text:style-name="T15">[P8]</text:span></text:p></draw:text-box></draw:frame><draw:frame draw:style-name="gr20" draw:text-style-name="P22" svg:width="0.9213in" svg:height="0.1122in" svg:x="3.4264in" svg:y="0.4783in"><draw:text-box><text:p><text:span text:style-name="T16">[V8]</text:span></text:p></draw:text-box></draw:frame></draw:g><draw:g draw:style-name="gr18"><draw:frame draw:style-name="gr19" draw:text-style-name="P21" svg:width="1.0224in" svg:height="0.1122in" svg:x="4.5283in" svg:y="0.4783in"><draw:text-box><text:p><text:span text:style-name="T15">[P14]</text:span></text:p></draw:text-box></draw:frame><draw:frame draw:style-name="gr20" draw:text-style-name="P22" svg:width="0.9213in" svg:height="0.1122in" svg:x="5.6in" svg:y="0.4783in"><draw:text-box><text:p><text:span text:style-name="T16">[V14]</text:span></text:p></draw:text-box></draw:frame></draw:g></draw:g><draw:g draw:style-name="gr18"><draw:g draw:style-name="gr18"><draw:frame draw:style-name="gr19" draw:text-style-name="P21" svg:width="1.0224in" svg:height="0.1122in" svg:x="0.1819in" svg:y="0.6453in"><draw:text-box><text:p><text:span text:style-name="T15">[P3]</text:span></text:p></draw:text-box></draw:frame><draw:frame draw:style-name="gr20" draw:text-style-name="P22" svg:width="0.9213in" svg:height="0.1122in" svg:x="1.2531in" svg:y="0.6453in"><draw:text-box><text:p><text:span text:style-name="T16">[V3]</text:span></text:p></draw:text-box></draw:frame></draw:g><draw:g draw:style-name="gr18"><draw:frame draw:style-name="gr19" draw:text-style-name="P21" svg:width="1.0224in" svg:height="0.1122in" svg:x="2.3547in" svg:y="0.6453in"><draw:text-box><text:p><text:span text:style-name="T15">[P9]</text:span></text:p></draw:text-box></draw:frame><draw:frame draw:style-name="gr20" draw:text-style-name="P22" svg:width="0.9213in" svg:height="0.1122in" svg:x="3.4264in" svg:y="0.6453in"><draw:text-box><text:p><text:span text:style-name="T16">[V9]</text:span></text:p></draw:text-box></draw:frame></draw:g><draw:g draw:style-name="gr18"><draw:frame draw:style-name="gr19" draw:text-style-name="P21" svg:width="1.0224in" svg:height="0.1122in" svg:x="4.5283in" svg:y="0.6453in"><draw:text-box><text:p><text:span text:style-name="T15">[P15]</text:span></text:p></draw:text-box></draw:frame><draw:frame draw:style-name="gr20" draw:text-style-name="P22" svg:width="0.9213in" svg:height="0.1122in" svg:x="5.6in" svg:y="0.6453in"><draw:text-box><text:p><text:span text:style-name="T16">[V15]</text:span></text:p></draw:text-box></draw:frame></draw:g></draw:g><draw:g draw:style-name="gr18"><draw:g draw:style-name="gr18"><draw:frame draw:style-name="gr19" draw:text-style-name="P21" svg:width="1.0224in" svg:height="0.1122in" svg:x="0.1819in" svg:y="0.8118in"><draw:text-box><text:p><text:span text:style-name="T15">[P4]</text:span></text:p></draw:text-box></draw:frame><draw:frame draw:style-name="gr20" draw:text-style-name="P22" svg:width="0.9213in" svg:height="0.1122in" svg:x="1.2531in" svg:y="0.8118in"><draw:text-box><text:p><text:span text:style-name="T16">[V4]</text:span></text:p></draw:text-box></draw:frame></draw:g><draw:g draw:style-name="gr18"><draw:frame draw:style-name="gr19" draw:text-style-name="P21" svg:width="1.0224in" svg:height="0.1122in" svg:x="2.3547in" svg:y="0.8118in"><draw:text-box><text:p><text:span text:style-name="T15">[P10]</text:span></text:p></draw:text-box></draw:frame><draw:frame draw:style-name="gr20" draw:text-style-name="P22" svg:width="0.9213in" svg:height="0.1122in" svg:x="3.4264in" svg:y="0.8118in"><draw:text-box><text:p><text:span text:style-name="T16">[V10]</text:span></text:p></draw:text-box></draw:frame></draw:g><draw:g draw:style-name="gr18"><draw:frame draw:style-name="gr19" draw:text-style-name="P21" svg:width="1.0224in" svg:height="0.1122in" svg:x="4.5283in" svg:y="0.8118in"><draw:text-box><text:p><text:span text:style-name="T15">[P16]</text:span></text:p></draw:text-box></draw:frame><draw:frame draw:style-name="gr20" draw:text-style-name="P22" svg:width="0.9213in" svg:height="0.1122in" svg:x="5.6in" svg:y="0.8118in"><draw:text-box><text:p><text:span text:style-name="T16">[V16]</text:span></text:p></draw:text-box></draw:frame></draw:g></draw:g><draw:g draw:style-name="gr18"><draw:g draw:style-name="gr18"><draw:frame draw:style-name="gr19" draw:text-style-name="P21" svg:width="1.0224in" svg:height="0.1122in" svg:x="0.1819in" svg:y="0.9783in"><draw:text-box><text:p><text:span text:style-name="T15">[P5]</text:span></text:p></draw:text-box></draw:frame><draw:frame draw:style-name="gr20" draw:text-style-name="P22" svg:width="0.9213in" svg:height="0.1122in" svg:x="1.2531in" svg:y="0.9783in"><draw:text-box><text:p><text:span text:style-name="T16">[V5]</text:span></text:p></draw:text-box></draw:frame></draw:g><draw:g draw:style-name="gr18"><draw:frame draw:style-name="gr19" draw:text-style-name="P21" svg:width="1.0224in" svg:height="0.1122in" svg:x="2.3547in" svg:y="0.9783in"><draw:text-box><text:p><text:span text:style-name="T15">[P11]</text:span></text:p></draw:text-box></draw:frame><draw:frame draw:style-name="gr20" draw:text-style-name="P22" svg:width="0.9213in" svg:height="0.1122in" svg:x="3.4264in" svg:y="0.9783in"><draw:text-box><text:p><text:span text:style-name="T16">[V11]</text:span></text:p></draw:text-box></draw:frame></draw:g><draw:g draw:style-name="gr18"><draw:frame draw:style-name="gr19" draw:text-style-name="P21" svg:width="1.0224in" svg:height="0.1122in" svg:x="4.5283in" svg:y="0.9783in"><draw:text-box><text:p><text:span text:style-name="T15">[P17]</text:span></text:p></draw:text-box></draw:frame><draw:frame draw:style-name="gr20" draw:text-style-name="P22" svg:width="0.9213in" svg:height="0.1122in" svg:x="5.6in" svg:y="0.9783in"><draw:text-box><text:p><text:span text:style-name="T16">[V17]</text:span></text:p></draw:text-box></draw:frame></draw:g></draw:g><draw:g draw:style-name="gr18"><draw:g draw:style-name="gr18"><draw:frame draw:style-name="gr19" draw:text-style-name="P21" svg:width="1.0224in" svg:height="0.1122in" svg:x="0.1819in" svg:y="1.1453in"><draw:text-box><text:p><text:span text:style-name="T15">[P6]</text:span></text:p></draw:text-box></draw:frame><draw:frame draw:style-name="gr20" draw:text-style-name="P22" svg:width="0.9213in" svg:height="0.1122in" svg:x="1.2531in" svg:y="1.1453in"><draw:text-box><text:p><text:span text:style-name="T16">[V6]</text:span></text:p></draw:text-box></draw:frame></draw:g><draw:g draw:style-name="gr18"><draw:frame draw:style-name="gr19" draw:text-style-name="P21" svg:width="1.0224in" svg:height="0.1122in" svg:x="2.3547in" svg:y="1.1453in"><draw:text-box><text:p><text:span text:style-name="T15">[P12]</text:span></text:p></draw:text-box></draw:frame><draw:frame draw:style-name="gr20" draw:text-style-name="P22" svg:width="0.9213in" svg:height="0.1122in" svg:x="3.4264in" svg:y="1.1453in"><draw:text-box><text:p><text:span text:style-name="T16">[V12]</text:span></text:p></draw:text-box></draw:frame></draw:g><draw:g draw:style-name="gr18"><draw:frame draw:style-name="gr19" draw:text-style-name="P21" svg:width="1.0224in" svg:height="0.1122in" svg:x="4.5283in" svg:y="1.1453in"><draw:text-box><text:p><text:span text:style-name="T15">[P18]</text:span></text:p></draw:text-box></draw:frame><draw:frame draw:style-name="gr20" draw:text-style-name="P22" svg:width="0.9213in" svg:height="0.1122in" svg:x="5.6in" svg:y="1.1453in"><draw:text-box><text:p><text:span text:style-name="T16">[V18]</text:span></text:p></draw:text-box></draw:frame></draw:g></draw:g></draw:g><draw:g text:anchor-type="paragraph" draw:z-index="16" draw:style-name="gr6"><draw:rect draw:style-name="gr16" draw:text-style-name="P3" svg:width="6.8705in" svg:height="0.1579in" svg:x="-0.0189in" svg:y="2.1626in"><text:p/></draw:rect><draw:rect draw:style-name="gr16" draw:text-style-name="P3" svg:width="6.8705in" svg:height="0.1579in" svg:x="-0.0189in" svg:y="1.8193in"><text:p/></draw:rect><draw:frame draw:style-name="gr17" draw:text-style-name="P20" svg:width="2.228in" svg:height="0.1579in" svg:x="0.2055in" svg:y="1.4827in"><draw:text-box><text:p><text:span text:style-name="T14">[H2]</text:span></text:p></draw:text-box></draw:frame><draw:g draw:style-name="gr18"><draw:g draw:style-name="gr18"><draw:frame draw:style-name="gr19" draw:text-style-name="P21" svg:width="1.0224in" svg:height="0.1122in" svg:x="0.1819in" svg:y="1.6764in"><draw:text-box><text:p><text:span text:style-name="T15">[PP1]</text:span></text:p></draw:text-box></draw:frame><draw:frame draw:style-name="gr20" draw:text-style-name="P22" svg:width="0.9213in" svg:height="0.1122in" svg:x="1.2531in" svg:y="1.6764in"><draw:text-box><text:p><text:span text:style-name="T16">[VV1]</text:span></text:p></draw:text-box></draw:frame></draw:g><draw:g draw:style-name="gr18"><draw:frame draw:style-name="gr19" draw:text-style-name="P21" svg:width="1.0224in" svg:height="0.1122in" svg:x="2.3547in" svg:y="1.6764in"><draw:text-box><text:p><text:span text:style-name="T15">[PP6]</text:span></text:p></draw:text-box></draw:frame><draw:frame draw:style-name="gr20" draw:text-style-name="P22" svg:width="0.9213in" svg:height="0.1122in" svg:x="3.4264in" svg:y="1.6764in"><draw:text-box><text:p><text:span text:style-name="T16">[VV6]</text:span></text:p></draw:text-box></draw:frame></draw:g><draw:g draw:style-name="gr18"><draw:frame draw:style-name="gr19" draw:text-style-name="P21" svg:width="1.0224in" svg:height="0.1122in" svg:x="4.5283in" svg:y="1.6764in"><draw:text-box><text:p><text:span text:style-name="T15">[PP11]</text:span></text:p></draw:text-box></draw:frame><draw:frame draw:style-name="gr20" draw:text-style-name="P22" svg:width="0.9213in" svg:height="0.1122in" svg:x="5.6in" svg:y="1.6764in"><draw:text-box><text:p><text:span text:style-name="T16">[VV11]</text:span></text:p></draw:text-box></draw:frame></draw:g></draw:g><draw:g draw:style-name="gr18"><draw:g draw:style-name="gr18"><draw:frame draw:style-name="gr19" draw:text-style-name="P21" svg:width="1.0224in" svg:height="0.1122in" svg:x="0.1819in" svg:y="1.8429in"><draw:text-box><text:p><text:span text:style-name="T15">[PP2]</text:span></text:p></draw:text-box></draw:frame><draw:frame draw:style-name="gr20" draw:text-style-name="P22" svg:width="0.9213in" svg:height="0.1122in" svg:x="1.2531in" svg:y="1.8429in"><draw:text-box><text:p><text:span text:style-name="T16">[VV2]</text:span></text:p></draw:text-box></draw:frame></draw:g><draw:g draw:style-name="gr18"><draw:frame draw:style-name="gr19" draw:text-style-name="P21" svg:width="1.0224in" svg:height="0.1122in" svg:x="2.3547in" svg:y="1.8429in"><draw:text-box><text:p><text:span text:style-name="T15">[PP7]</text:span></text:p></draw:text-box></draw:frame><draw:frame draw:style-name="gr20" draw:text-style-name="P22" svg:width="0.9213in" svg:height="0.1122in" svg:x="3.4264in" svg:y="1.8429in"><draw:text-box><text:p><text:span text:style-name="T16">[VV7]</text:span></text:p></draw:text-box></draw:frame></draw:g><draw:g draw:style-name="gr18"><draw:frame draw:style-name="gr19" draw:text-style-name="P21" svg:width="1.0224in" svg:height="0.1122in" svg:x="4.5283in" svg:y="1.8429in"><draw:text-box><text:p><text:span text:style-name="T15">[PP12]</text:span></text:p></draw:text-box></draw:frame><draw:frame draw:style-name="gr20" draw:text-style-name="P22" svg:width="0.9213in" svg:height="0.1122in" svg:x="5.6in" svg:y="1.8429in"><draw:text-box><text:p><text:span text:style-name="T16">[VV12]</text:span></text:p></draw:text-box></draw:frame></draw:g></draw:g><draw:g draw:style-name="gr18"><draw:g draw:style-name="gr18"><draw:frame draw:style-name="gr19" draw:text-style-name="P21" svg:width="1.0224in" svg:height="0.1122in" svg:x="0.1819in" svg:y="2.0098in"><draw:text-box><text:p><text:span text:style-name="T15">[PP3]</text:span></text:p></draw:text-box></draw:frame><draw:frame draw:style-name="gr20" draw:text-style-name="P22" svg:width="0.9213in" svg:height="0.1122in" svg:x="1.2531in" svg:y="2.0098in"><draw:text-box><text:p><text:span text:style-name="T16">[VV3]</text:span></text:p></draw:text-box></draw:frame></draw:g><draw:g draw:style-name="gr18"><draw:frame draw:style-name="gr19" draw:text-style-name="P21" svg:width="1.0224in" svg:height="0.1122in" svg:x="2.3547in" svg:y="2.0098in"><draw:text-box><text:p><text:span text:style-name="T15">[PP8]</text:span></text:p></draw:text-box></draw:frame><draw:frame draw:style-name="gr20" draw:text-style-name="P22" svg:width="0.9213in" svg:height="0.1122in" svg:x="3.4264in" svg:y="2.0098in"><draw:text-box><text:p><text:span text:style-name="T16">[VV8]</text:span></text:p></draw:text-box></draw:frame></draw:g><draw:g draw:style-name="gr18"><draw:frame draw:style-name="gr19" draw:text-style-name="P21" svg:width="1.0224in" svg:height="0.1122in" svg:x="4.5283in" svg:y="2.0098in"><draw:text-box><text:p><text:span text:style-name="T15">[PP13]</text:span></text:p></draw:text-box></draw:frame><draw:frame draw:style-name="gr20" draw:text-style-name="P22" svg:width="0.9213in" svg:height="0.1122in" svg:x="5.6in" svg:y="2.0098in"><draw:text-box><text:p><text:span text:style-name="T16">[VV13]</text:span></text:p></draw:text-box></draw:frame></draw:g></draw:g><draw:g draw:style-name="gr18"><draw:g draw:style-name="gr18"><draw:frame draw:style-name="gr19" draw:text-style-name="P21" svg:width="1.0224in" svg:height="0.1122in" svg:x="0.1819in" svg:y="2.1764in"><draw:text-box><text:p><text:span text:style-name="T15">[PP4]</text:span></text:p></draw:text-box></draw:frame><draw:frame draw:style-name="gr20" draw:text-style-name="P22" svg:width="0.9213in" svg:height="0.1122in" svg:x="1.2531in" svg:y="2.1764in"><draw:text-box><text:p><text:span text:style-name="T16">[VV4]</text:span></text:p></draw:text-box></draw:frame></draw:g><draw:g draw:style-name="gr18"><draw:frame draw:style-name="gr19" draw:text-style-name="P21" svg:width="1.0224in" svg:height="0.1122in" svg:x="2.3547in" svg:y="2.1764in"><draw:text-box><text:p><text:span text:style-name="T15">[PP9]</text:span></text:p></draw:text-box></draw:frame><draw:frame draw:style-name="gr20" draw:text-style-name="P22" svg:width="0.9213in" svg:height="0.1122in" svg:x="3.4264in" svg:y="2.1764in"><draw:text-box><text:p><text:span text:style-name="T16">[VV9]</text:span></text:p></draw:text-box></draw:frame></draw:g><draw:g draw:style-name="gr18"><draw:frame draw:style-name="gr19" draw:text-style-name="P21" svg:width="1.0224in" svg:height="0.1122in" svg:x="4.5283in" svg:y="2.1764in"><draw:text-box><text:p><text:span text:style-name="T15">[PP14</text:span></text:p></draw:text-box></draw:frame><draw:frame draw:style-name="gr20" draw:text-style-name="P22" svg:width="0.9213in" svg:height="0.1122in" svg:x="5.6in" svg:y="2.1764in"><draw:text-box><text:p><text:span text:style-name="T16">[VV14]</text:span></text:p></draw:text-box></draw:frame></draw:g></draw:g><draw:g draw:style-name="gr18"><draw:g draw:style-name="gr18"><draw:frame draw:style-name="gr19" draw:text-style-name="P21" svg:width="1.0224in" svg:height="0.1122in" svg:x="0.1819in" svg:y="2.3429in"><draw:text-box><text:p><text:span text:style-name="T15">[PP5]</text:span></text:p></draw:text-box></draw:frame><draw:frame draw:style-name="gr20" draw:text-style-name="P22" svg:width="0.9213in" svg:height="0.1122in" svg:x="1.2531in" svg:y="2.3429in"><draw:text-box><text:p><text:span text:style-name="T16">[VV5]</text:span></text:p></draw:text-box></draw:frame></draw:g><draw:g draw:style-name="gr18"><draw:frame draw:style-name="gr19" draw:text-style-name="P21" svg:width="1.0224in" svg:height="0.1122in" svg:x="2.3547in" svg:y="2.3429in"><draw:text-box><text:p><text:span text:style-name="T15">[PP10]</text:span></text:p></draw:text-box></draw:frame><draw:frame draw:style-name="gr20" draw:text-style-name="P22" svg:width="0.9213in" svg:height="0.1122in" svg:x="3.4264in" svg:y="2.3429in"><draw:text-box><text:p><text:span text:style-name="T16">[VV10]</text:span></text:p></draw:text-box></draw:frame></draw:g><draw:g draw:style-name="gr18"><draw:frame draw:style-name="gr19" draw:text-style-name="P21" svg:width="1.0224in" svg:height="0.1122in" svg:x="4.5283in" svg:y="2.3429in"><draw:text-box><text:p><text:span text:style-name="T15">[PP15]</text:span></text:p></draw:text-box></draw:frame><draw:frame draw:style-name="gr20" draw:text-style-name="P22" svg:width="0.9213in" svg:height="0.1122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6" draw:text-style-name="P3" svg:width="6.8705in" svg:height="0.1579in" svg:x="-0.0189in" svg:y="2.9929in"><text:p/></draw:rect><draw:frame draw:style-name="gr17" draw:text-style-name="P20" svg:width="2.228in" svg:height="0.1579in" svg:x="0.2055in" svg:y="2.6563in"><draw:text-box><text:p><text:span text:style-name="T14">[H3]</text:span></text:p></draw:text-box></draw:frame><draw:g draw:style-name="gr18"><draw:g draw:style-name="gr18"><draw:frame draw:style-name="gr19" draw:text-style-name="P21" svg:width="1.0224in" svg:height="0.1122in" svg:x="0.1819in" svg:y="2.85in"><draw:text-box><text:p><text:span text:style-name="T15">[PP1]</text:span></text:p></draw:text-box></draw:frame><draw:frame draw:style-name="gr20" draw:text-style-name="P22" svg:width="0.9213in" svg:height="0.1122in" svg:x="1.2531in" svg:y="2.85in"><draw:text-box><text:p><text:span text:style-name="T16">[VV1]</text:span></text:p></draw:text-box></draw:frame></draw:g><draw:g draw:style-name="gr18"><draw:frame draw:style-name="gr19" draw:text-style-name="P21" svg:width="1.0224in" svg:height="0.1122in" svg:x="2.3547in" svg:y="2.85in"><draw:text-box><text:p><text:span text:style-name="T15">[PP6]</text:span></text:p></draw:text-box></draw:frame><draw:frame draw:style-name="gr20" draw:text-style-name="P22" svg:width="0.9213in" svg:height="0.1122in" svg:x="3.4264in" svg:y="2.85in"><draw:text-box><text:p><text:span text:style-name="T16">[VV6]</text:span></text:p></draw:text-box></draw:frame></draw:g><draw:g draw:style-name="gr18"><draw:frame draw:style-name="gr19" draw:text-style-name="P21" svg:width="1.0224in" svg:height="0.1122in" svg:x="4.5283in" svg:y="2.85in"><draw:text-box><text:p><text:span text:style-name="T15">[PP11]</text:span></text:p></draw:text-box></draw:frame><draw:frame draw:style-name="gr20" draw:text-style-name="P22" svg:width="0.9213in" svg:height="0.1122in" svg:x="5.6in" svg:y="2.85in"><draw:text-box><text:p><text:span text:style-name="T16">[VV11]</text:span></text:p></draw:text-box></draw:frame></draw:g></draw:g><draw:g draw:style-name="gr18"><draw:g draw:style-name="gr18"><draw:frame draw:style-name="gr19" draw:text-style-name="P21" svg:width="1.0224in" svg:height="0.1122in" svg:x="0.1819in" svg:y="3.0165in"><draw:text-box><text:p><text:span text:style-name="T15">[PP2]</text:span></text:p></draw:text-box></draw:frame><draw:frame draw:style-name="gr20" draw:text-style-name="P22" svg:width="0.9213in" svg:height="0.1122in" svg:x="1.2531in" svg:y="3.0165in"><draw:text-box><text:p><text:span text:style-name="T16">[VV2]</text:span></text:p></draw:text-box></draw:frame></draw:g><draw:g draw:style-name="gr18"><draw:frame draw:style-name="gr19" draw:text-style-name="P21" svg:width="1.0224in" svg:height="0.1122in" svg:x="2.3547in" svg:y="3.0165in"><draw:text-box><text:p><text:span text:style-name="T15">[PP7]</text:span></text:p></draw:text-box></draw:frame><draw:frame draw:style-name="gr20" draw:text-style-name="P22" svg:width="0.9213in" svg:height="0.1122in" svg:x="3.4264in" svg:y="3.0165in"><draw:text-box><text:p><text:span text:style-name="T16">[VV7]</text:span></text:p></draw:text-box></draw:frame></draw:g><draw:g draw:style-name="gr18"><draw:frame draw:style-name="gr19" draw:text-style-name="P21" svg:width="1.0224in" svg:height="0.1122in" svg:x="4.5283in" svg:y="3.0165in"><draw:text-box><text:p><text:span text:style-name="T15">[PP12]</text:span></text:p></draw:text-box></draw:frame><draw:frame draw:style-name="gr20" draw:text-style-name="P22" svg:width="0.9213in" svg:height="0.1122in" svg:x="5.6in" svg:y="3.0165in"><draw:text-box><text:p><text:span text:style-name="T16">[VV12]</text:span></text:p></draw:text-box></draw:frame></draw:g></draw:g></draw:g><draw:g text:anchor-type="paragraph" draw:z-index="29" draw:style-name="gr6"><draw:frame draw:style-name="gr17" draw:text-style-name="P20" svg:width="2.228in" svg:height="0.1579in" svg:x="0.1819in" svg:y="3.3417in"><draw:text-box><text:p><text:span text:style-name="T14">[H4]</text:span></text:p></draw:text-box></draw:frame><draw:g draw:style-name="gr18"><draw:g draw:style-name="gr18"><draw:frame draw:style-name="gr19" draw:text-style-name="P21" svg:width="1.0224in" svg:height="0.1122in" svg:x="0.1583in" svg:y="3.5354in"><draw:text-box><text:p><text:span text:style-name="T15">[PP1]</text:span></text:p></draw:text-box></draw:frame><draw:frame draw:style-name="gr20" draw:text-style-name="P22" svg:width="0.9213in" svg:height="0.1122in" svg:x="1.2299in" svg:y="3.5354in"><draw:text-box><text:p><text:span text:style-name="T16">[VV1]</text:span></text:p></draw:text-box></draw:frame></draw:g><draw:g draw:style-name="gr18"><draw:frame draw:style-name="gr19" draw:text-style-name="P21" svg:width="1.0224in" svg:height="0.1122in" svg:x="2.3311in" svg:y="3.5354in"><draw:text-box><text:p><text:span text:style-name="T15">[PP6]</text:span></text:p></draw:text-box></draw:frame><draw:frame draw:style-name="gr20" draw:text-style-name="P22" svg:width="0.9213in" svg:height="0.1122in" svg:x="3.4028in" svg:y="3.5354in"><draw:text-box><text:p><text:span text:style-name="T16">[VV6]</text:span></text:p></draw:text-box></draw:frame></draw:g><draw:g draw:style-name="gr18"><draw:frame draw:style-name="gr19" draw:text-style-name="P21" svg:width="1.0224in" svg:height="0.1122in" svg:x="4.5047in" svg:y="3.5354in"><draw:text-box><text:p><text:span text:style-name="T15">[PP11]</text:span></text:p></draw:text-box></draw:frame><draw:frame draw:style-name="gr20" draw:text-style-name="P22" svg:width="0.9213in" svg:height="0.1122in" svg:x="5.5764in" svg:y="3.5354in"><draw:text-box><text:p><text:span text:style-name="T16">[VV11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7T11:33:00.754727000</dc:date>
    <meta:editing-duration>P5DT19H54M37S</meta:editing-duration>
    <meta:editing-cycles>56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